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60"/>
    <style:style style:name="ce7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table table:name="MaxK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016" table:default-cell-style-name="Default"/>
        <table:table-row table:style-name="ro1" table:number-rows-repeated="4">
          <table:table-cell table:number-columns-repeated="1023"/>
        </table:table-row>
        <table:table-row table:style-name="ro2">
          <table:table-cell table:style-name="ce1"/>
          <table:table-cell/>
          <table:table-cell table:style-name="ce2"/>
          <table:table-cell table:style-name="ce5" office:value-type="string">
            <text:p>Maximum Number of Collisons</text:p>
          </table:table-cell>
          <table:table-cell table:style-name="ce1" table:number-columns-repeated="2"/>
          <table:table-cell table:style-name="ce2"/>
          <table:table-cell table:style-name="ce1" table:number-columns-repeated="1016"/>
        </table:table-row>
        <table:table-row table:style-name="ro1">
          <table:table-cell table:style-name="ce1"/>
          <table:table-cell/>
          <table:table-cell table:style-name="ce2" table:number-columns-repeated="2"/>
          <table:table-cell table:style-name="ce1" table:number-columns-repeated="2"/>
          <table:table-cell table:style-name="ce2" office:value-type="string">
            <text:p>N=2^X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office:value-type="string">
            <text:p>k</text:p>
          </table:table-cell>
          <table:table-cell table:style-name="ce2" office:value-type="string">
            <text:p>e/k</text:p>
          </table:table-cell>
          <table:table-cell table:style-name="ce2" office:value-type="string">
            <text:p>(e/k)^k</text:p>
          </table:table-cell>
          <table:table-cell table:style-name="ce1" office:value-type="string">
            <text:p>4*(e/k)^k</text:p>
          </table:table-cell>
          <table:table-cell table:style-name="ce7" office:value-type="string">
            <text:p>N=1/4*(e/k)^k</text:p>
          </table:table-cell>
          <table:table-cell table:style-name="ce2" office:value-type="string">
            <text:p>x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table:formula="of:=EXP(1)/[.B8]" office:value-type="float" office:value="0.453046971409841">
            <text:p>4.53E-001</text:p>
          </table:table-cell>
          <table:table-cell table:style-name="ce4" table:formula="of:=[.C8]^[.B8]" office:value-type="float" office:value="0.00864687914722083">
            <text:p>8.65E-003</text:p>
          </table:table-cell>
          <table:table-cell table:style-name="ce6" table:formula="of:=4*[.D8]" office:value-type="float" office:value="0.0345875165888833">
            <text:p>3.46E-002</text:p>
          </table:table-cell>
          <table:table-cell table:style-name="ce6" table:formula="of:=1/[.E8]" office:value-type="float" office:value="28.9121653886364">
            <text:p>2.89E+001</text:p>
          </table:table-cell>
          <table:table-cell table:style-name="ce4" table:formula="of:=LOG([.F8])/LOG(2)" office:value-type="float" office:value="4.85360475899316">
            <text:p>4.85E+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table:formula="of:=EXP(1)/[.B9]" office:value-type="float" office:value="0.388325975494149">
            <text:p>3.88E-001</text:p>
          </table:table-cell>
          <table:table-cell table:style-name="ce4" table:formula="of:=[.C9]^[.B9]" office:value-type="float" office:value="0.00133160400662559">
            <text:p>1.33E-003</text:p>
          </table:table-cell>
          <table:table-cell table:style-name="ce6" table:formula="of:=4*[.D9]" office:value-type="float" office:value="0.00532641602650236">
            <text:p>5.33E-003</text:p>
          </table:table-cell>
          <table:table-cell table:style-name="ce6" table:formula="of:=1/[.E9]" office:value-type="float" office:value="187.743502389666">
            <text:p>1.88E+002</text:p>
          </table:table-cell>
          <table:table-cell table:style-name="ce4" table:formula="of:=LOG([.F9])/LOG(2)" office:value-type="float" office:value="7.55261916818049">
            <text:p>7.55E+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" table:formula="of:=EXP(1)/[.B10]" office:value-type="float" office:value="0.339785228557381">
            <text:p>3.40E-001</text:p>
          </table:table-cell>
          <table:table-cell table:style-name="ce4" table:formula="of:=[.C10]^[.B10]" office:value-type="float" office:value="0.000177678941907986">
            <text:p>1.78E-004</text:p>
          </table:table-cell>
          <table:table-cell table:style-name="ce6" table:formula="of:=4*[.D10]" office:value-type="float" office:value="0.000710715767631942">
            <text:p>7.11E-004</text:p>
          </table:table-cell>
          <table:table-cell table:style-name="ce6" table:formula="of:=1/[.E10]" office:value-type="float" office:value="1407.03224206202">
            <text:p>1.41E+003</text:p>
          </table:table-cell>
          <table:table-cell table:style-name="ce4" table:formula="of:=LOG([.F10])/LOG(2)" office:value-type="float" office:value="10.4584396728883">
            <text:p>1.05E+0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" table:formula="of:=EXP(1)/[.B11]" office:value-type="float" office:value="0.302031314273227">
            <text:p>3.02E-001</text:p>
          </table:table-cell>
          <table:table-cell table:style-name="ce4" table:formula="of:=[.C11]^[.B11]" office:value-type="float" office:value="0.0000209154759689939">
            <text:p>2.09E-005</text:p>
          </table:table-cell>
          <table:table-cell table:style-name="ce6" table:formula="of:=4*[.D11]" office:value-type="float" office:value="0.0000836619038759757">
            <text:p>8.37E-005</text:p>
          </table:table-cell>
          <table:table-cell table:style-name="ce6" table:formula="of:=1/[.E11]" office:value-type="float" office:value="11952.8716616639">
            <text:p>1.20E+004</text:p>
          </table:table-cell>
          <table:table-cell table:style-name="ce4" table:formula="of:=LOG([.F11])/LOG(2)" office:value-type="float" office:value="13.5450696449801">
            <text:p>1.35E+0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" table:formula="of:=EXP(1)/[.B12]" office:value-type="float" office:value="0.271828182845904">
            <text:p>2.72E-001</text:p>
          </table:table-cell>
          <table:table-cell table:style-name="ce4" table:formula="of:=[.C12]^[.B12]" office:value-type="float" office:value="0.00000220264657948067">
            <text:p>2.20E-006</text:p>
          </table:table-cell>
          <table:table-cell table:style-name="ce6" table:formula="of:=4*[.D12]" office:value-type="float" office:value="0.00000881058631792268">
            <text:p>8.81E-006</text:p>
          </table:table-cell>
          <table:table-cell table:style-name="ce6" table:formula="of:=1/[.E12]" office:value-type="float" office:value="113499.824406212">
            <text:p>1.13E+005</text:p>
          </table:table-cell>
          <table:table-cell table:style-name="ce4" table:formula="of:=LOG([.F12])/LOG(2)" office:value-type="float" office:value="16.792330539984">
            <text:p>1.68E+0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" table:formula="of:=EXP(1)/[.B13]" office:value-type="float" office:value="0.247116529859913">
            <text:p>2.47E-001</text:p>
          </table:table-cell>
          <table:table-cell table:style-name="ce4" table:formula="of:=[.C13]^[.B13]" office:value-type="float" office:value="0.000000209855214078612">
            <text:p>2.10E-007</text:p>
          </table:table-cell>
          <table:table-cell table:style-name="ce6" table:formula="of:=4*[.D13]" office:value-type="float" office:value="0.000000839420856314448">
            <text:p>8.39E-007</text:p>
          </table:table-cell>
          <table:table-cell table:style-name="ce6" table:formula="of:=1/[.E13]" office:value-type="float" office:value="1191297.53862751">
            <text:p>1.19E+006</text:p>
          </table:table-cell>
          <table:table-cell table:style-name="ce4" table:formula="of:=LOG([.F13])/LOG(2)" office:value-type="float" office:value="20.1841023552317">
            <text:p>2.02E+0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" table:formula="of:=EXP(1)/[.B14]" office:value-type="float" office:value="0.22652348570492">
            <text:p>2.27E-001</text:p>
          </table:table-cell>
          <table:table-cell table:style-name="ce4" table:formula="of:=[.C14]^[.B14]" office:value-type="float" office:value="0.0000000182540329557232">
            <text:p>1.83E-008</text:p>
          </table:table-cell>
          <table:table-cell table:style-name="ce6" table:formula="of:=4*[.D14]" office:value-type="float" office:value="0.000000073016131822893">
            <text:p>7.30E-008</text:p>
          </table:table-cell>
          <table:table-cell table:style-name="ce6" table:formula="of:=1/[.E14]" office:value-type="float" office:value="13695603.6294224">
            <text:p>1.37E+007</text:p>
          </table:table-cell>
          <table:table-cell table:style-name="ce4" table:formula="of:=LOG([.F14])/LOG(2)" office:value-type="float" office:value="23.7072095179863">
            <text:p>2.37E+0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" table:formula="of:=EXP(1)/[.B15]" office:value-type="float" office:value="0.209098602189157">
            <text:p>2.09E-001</text:p>
          </table:table-cell>
          <table:table-cell table:style-name="ce4" table:formula="of:=[.C15]^[.B15]" office:value-type="float" office:value="0.00000000146071229486853">
            <text:p>1.46E-009</text:p>
          </table:table-cell>
          <table:table-cell table:style-name="ce6" table:formula="of:=4*[.D15]" office:value-type="float" office:value="0.00000000584284917947412">
            <text:p>5.84E-009</text:p>
          </table:table-cell>
          <table:table-cell table:style-name="ce6" table:formula="of:=1/[.E15]" office:value-type="float" office:value="171149377.518248">
            <text:p>1.71E+008</text:p>
          </table:table-cell>
          <table:table-cell table:style-name="ce4" table:formula="of:=LOG([.F15])/LOG(2)" office:value-type="float" office:value="27.3506808042777">
            <text:p>2.74E+0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" table:formula="of:=EXP(1)/[.B16]" office:value-type="float" office:value="0.194162987747075">
            <text:p>1.94E-001</text:p>
          </table:table-cell>
          <table:table-cell table:style-name="ce4" table:formula="of:=[.C16]^[.B16]" office:value-type="float" office:value="0.000000000108225661038899">
            <text:p>1.08E-010</text:p>
          </table:table-cell>
          <table:table-cell table:style-name="ce6" table:formula="of:=4*[.D16]" office:value-type="float" office:value="0.000000000432902644155597">
            <text:p>4.33E-010</text:p>
          </table:table-cell>
          <table:table-cell table:style-name="ce6" table:formula="of:=1/[.E16]" office:value-type="float" office:value="2309988200.58159">
            <text:p>2.31E+009</text:p>
          </table:table-cell>
          <table:table-cell table:style-name="ce4" table:formula="of:=LOG([.F16])/LOG(2)" office:value-type="float" office:value="31.105238336361">
            <text:p>3.11E+0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" table:formula="of:=EXP(1)/[.B17]" office:value-type="float" office:value="0.181218788563936">
            <text:p>1.81E-001</text:p>
          </table:table-cell>
          <table:table-cell table:style-name="ce4" table:formula="of:=[.C17]^[.B17]" office:value-type="float" office:value="0.00000000000746531852643313">
            <text:p>7.47E-012</text:p>
          </table:table-cell>
          <table:table-cell table:style-name="ce6" table:formula="of:=4*[.D17]" office:value-type="float" office:value="0.0000000000298612741057325">
            <text:p>2.99E-011</text:p>
          </table:table-cell>
          <table:table-cell table:style-name="ce6" table:formula="of:=1/[.E17]" office:value-type="float" office:value="33488189300.2693">
            <text:p>3.35E+010</text:p>
          </table:table-cell>
          <table:table-cell table:style-name="ce4" table:formula="of:=LOG([.F17])/LOG(2)" office:value-type="float" office:value="34.9629333207933">
            <text:p>3.50E+0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" table:formula="of:=EXP(1)/[.B18]" office:value-type="float" office:value="0.16989261427869">
            <text:p>1.70E-001</text:p>
          </table:table-cell>
          <table:table-cell table:style-name="ce4" table:formula="of:=[.C18]^[.B18]" office:value-type="float" office:value="0.000000000000481717016564046">
            <text:p>4.82E-013</text:p>
          </table:table-cell>
          <table:table-cell table:style-name="ce6" table:formula="of:=4*[.D18]" office:value-type="float" office:value="0.00000000000192686806625618">
            <text:p>1.93E-012</text:p>
          </table:table-cell>
          <table:table-cell table:style-name="ce6" table:formula="of:=1/[.E18]" office:value-type="float" office:value="518976891834.091">
            <text:p>5.19E+011</text:p>
          </table:table-cell>
          <table:table-cell table:style-name="ce4" table:formula="of:=LOG([.F18])/LOG(2)" office:value-type="float" office:value="38.9168793457766">
            <text:p>3.89E+0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" table:formula="of:=EXP(1)/[.B19]" office:value-type="float" office:value="0.159898931085826">
            <text:p>1.60E-001</text:p>
          </table:table-cell>
          <table:table-cell table:style-name="ce4" table:formula="of:=[.C19]^[.B19]" office:value-type="float" office:value="0.0000000000000291994404364402">
            <text:p>2.92E-014</text:p>
          </table:table-cell>
          <table:table-cell table:style-name="ce6" table:formula="of:=4*[.D19]" office:value-type="float" office:value="0.000000000000116797761745761">
            <text:p>1.17E-013</text:p>
          </table:table-cell>
          <table:table-cell table:style-name="ce6" table:formula="of:=1/[.E19]" office:value-type="float" office:value="8561807906702.43">
            <text:p>8.56E+012</text:p>
          </table:table-cell>
          <table:table-cell table:style-name="ce4" table:formula="of:=LOG([.F19])/LOG(2)" office:value-type="float" office:value="42.9610526061434">
            <text:p>4.30E+0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" table:formula="of:=EXP(1)/[.B20]" office:value-type="float" office:value="0.151015657136614">
            <text:p>1.51E-001</text:p>
          </table:table-cell>
          <table:table-cell table:style-name="ce4" table:formula="of:=[.C20]^[.B20]" office:value-type="float" office:value="1.66876653674912E-015">
            <text:p>1.67E-015</text:p>
          </table:table-cell>
          <table:table-cell table:style-name="ce6" table:formula="of:=4*[.D20]" office:value-type="float" office:value="6.6750661469965E-015">
            <text:p>6.68E-015</text:p>
          </table:table-cell>
          <table:table-cell table:style-name="ce6" table:formula="of:=1/[.E20]" office:value-type="float" office:value="149811249503491">
            <text:p>1.50E+014</text:p>
          </table:table-cell>
          <table:table-cell table:style-name="ce4" table:formula="of:=LOG([.F20])/LOG(2)" office:value-type="float" office:value="47.0901392899603">
            <text:p>4.71E+001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5/02/2018</text:date>, <text:time>20:4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5-02T19:19:31.90</meta:creation-date>
    <dc:date>2018-05-02T20:44:54.50</dc:date>
    <dc:creator>RCC RCCD</dc:creator>
    <meta:editing-duration>PT25M2S</meta:editing-duration>
    <meta:editing-cycles>1</meta:editing-cycles>
    <meta:document-statistic meta:table-count="1" meta:cell-count="86" meta:object-count="0"/>
    <meta:generator>OpenOffice/4.1.3$Win32 OpenOffice.org_project/413m1$Build-9783</meta:generator>
  </office:meta>
</office:document-meta>
</file>